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4" style:family="table-cell" style:parent-style-name="Default" style:data-style-name="N109"/>
    <style:style style:name="ce5" style:family="table-cell" style:parent-style-name="Default" style:data-style-name="N51"/>
    <style:style style:name="ce13" style:family="table-cell" style:parent-style-name="Default" style:data-style-name="N36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5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3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4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w har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8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8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8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3"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8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8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8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8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6T17:09:14.798807223</dc:date>
    <meta:editing-duration>P1DT16H50M49S</meta:editing-duration>
    <meta:editing-cycles>69</meta:editing-cycles>
    <meta:document-statistic meta:table-count="5" meta:cell-count="1546" meta:object-count="0"/>
  </office:meta>
</office:document-meta>
</file>